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</style:style>
    <style:style style:name="P2" style:family="paragraph" style:parent-style-name="Standard" style:master-page-name="Standard">
      <style:paragraph-properties fo:margin-top="0cm" fo:margin-bottom="0cm" loext:contextual-spacing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www.fimfiction.net/story/376310/all-that-lingers" text:style-name="Internet_20_link" text:visited-style-name="Visited_20_Internet_20_Link"><text:span text:style-name="T1">https://www.fimfiction.net/story/376310/all-that-lingers</text:span></text:a></text:p>
      <text:p text:style-name="P1"/>
      <text:p text:style-name="P1">Czasami liczy się każde słowo. Niektórzy autorzy w zaledwie kilku tysiącach słów potrafią zawrzeć więcej treści niż reszta na dziesiątkach stron wypełnionych bezsensowną paplaniną, z której nic nie wynika. Opowiadanka takie czyta się szybko, przyjemnie, a jak dopisze szczęście, to nawet pozostawią po sobie pozytywne wspomnienia – do właśnie takiej kategorii należy „All that lingers”. </text:p>
      <text:p text:style-name="P1"/>
      <text:p text:style-name="P1">To krótkie opowiadanko (mające w sumie dziesięć rozdziałów i nieco mniej niż pięć tysięcy słów – często więcej mają pojedyncze rozdziały bardziej rozbudowanych dzieł) autorstwa Ice Stara powstało na konkurs pisarski, którego tematem były hipsterskie parowania. W tym konkretnym przypadku wypadło na Cadance i Sombrę.</text:p>
      <text:p text:style-name="P1"/>
      <text:p text:style-name="P1">Przyznam szczerze, że podchodziłem do „All that lingers” jak pies do jeża. Cadance z Sombrą, krótkie rozdziały, autor, którego nie kojarzyłem – wszystko zapowiadało katastrofę. Tym milej byłem zaskoczony, gdy okazało się, że Ice Star zdołał napisać zadziwiająco przyjemne i urocze opowiadanie. Ze względu na jego niewielką objętość ciężko coś powiedzieć o fabule tak, by nie powiedzieć za dużo, dlatego ograniczę się do krótkiego opisu – Cadance odkrywa, że w jej zamku znajduje się duch Sombry. O dziwo, całość ma zadziwiająco dużo sensu – to nie jest proste opowiadanko, które na siłę każe dwóm postaciom się w sobie zakochać.</text:p>
      <text:p text:style-name="P1"/>
      <text:p text:style-name="P1">Opowiadanie skondensowane jest do absolutnego minimum, na tyle, by zachować sens i być w stanie opowiedzieć w satysfakcjonujący sposób historię, ale równocześnie nie ryzykować z drugoplanowymi wątkami i unikać dłużyzn. Z tego też powodu jedynymi postaciami, które występują – przynajmniej osobiście, bo kilka innych jest wspomnianych – są Sombra i Cadance. Autor rozwinął je obie – mrocznego króla ciężko byłoby nie rozwinąć, bo w serialu jego rola ograniczała się do powarkiwania i bycia złym, ale Cadance już przeszła sporą przemianę. Czuć, że nie jest to ta sama różowa księżniczka, którą poznaliśmy jako więźnia Chrysalis. </text:p>
      <text:p text:style-name="P1"/>
      <text:p text:style-name="P1">Ze względu na niewielki rozmiar każde słowo w opowiadaniu jest na wagę złota. Na szczęście autor dobrze operuje językiem angielskim – często gra na niedopowiedzeniach i ukrytych znaczeniach i nie marnuje niepotrzebnie opisów na rzeczy, które nie są mniej lub bardziej ważne dla fabuły. Nie ma żadnych błędów ani literówek, które by przeszkadzały w czytaniu.</text:p>
      <text:p text:style-name="P1"/>
      <text:p text:style-name="P1">Choć pisanie o romansie Sombry i Cadance mogło zakończyć się bardzo, bardzo źle, to „All that lingers” okazało się ostatecznie przyjemnym i rozsądnie napisanym opowiadaniem. Rozdziały są krótkie, dzięki czemu czyta się je dość szybko. Nie zajmuje to dużo czasu – ale nie jest to czas zmarnowany.</text:p>
      <text:p text:style-name="P1"/>
      <text:p text:style-name="P1"/>
      <text:p text:style-name="P1"><text:a xlink:type="simple" xlink:href="https://derpibooru.org/884138?q=somdance" text:style-name="Internet_20_link" text:visited-style-name="Visited_20_Internet_20_Link"><text:span text:style-name="T1">https://derpibooru.org/884138?q=somdance</text:span></text:a></text:p>
      <text:p text:style-name="P1"/>
      <text:p text:style-name="P1"><text:a xlink:type="simple" xlink:href="https://derpibooru.org/660716?q=somdance" text:style-name="Internet_20_link" text:visited-style-name="Visited_20_Internet_20_Link"><text:span text:style-name="T1">https://derpibooru.org/660716?q=somdance</text:span></text:a> – na bann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1-29T23:21:11.421000000</dc:date>
    <meta:editing-duration>PT13M51S</meta:editing-duration>
    <meta:editing-cycles>1</meta:editing-cycles>
    <meta:document-statistic meta:table-count="0" meta:image-count="0" meta:object-count="0" meta:page-count="1" meta:paragraph-count="9" meta:word-count="390" meta:character-count="2758" meta:non-whitespace-character-count="2364"/>
  </office:meta>
</office:document-meta>
</file>